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fa957" officeooo:paragraph-rsid="001fa957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officeooo:rsid="002e98e0" officeooo:paragraph-rsid="002e98e0"/>
    </style:style>
    <style:style style:name="P7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8" style:family="paragraph" style:parent-style-name="Standard">
      <style:paragraph-properties fo:text-align="start" style:justify-single-word="false"/>
      <style:text-properties fo:font-style="normal" officeooo:rsid="002feb7e" officeooo:paragraph-rsid="002feb7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rsid="00311743" officeooo:paragraph-rsid="00311743"/>
    </style:style>
    <style:style style:name="P10" style:family="paragraph" style:parent-style-name="Standard">
      <style:paragraph-properties fo:text-align="start" style:justify-single-word="false"/>
      <style:text-properties officeooo:rsid="0031a1cb" officeooo:paragraph-rsid="0031a1cb"/>
    </style:style>
    <style:style style:name="P11" style:family="paragraph" style:parent-style-name="Standard">
      <style:paragraph-properties fo:text-align="start" style:justify-single-word="false"/>
      <style:text-properties officeooo:rsid="0031b61e" officeooo:paragraph-rsid="0032fbef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32fbef" officeooo:paragraph-rsid="0032fbef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35d92c" officeooo:paragraph-rsid="0032fbef"/>
    </style:style>
    <style:style style:name="P14" style:family="paragraph" style:parent-style-name="Standard">
      <style:paragraph-properties fo:text-align="start" style:justify-single-word="false"/>
      <style:text-properties officeooo:rsid="0035d92c" officeooo:paragraph-rsid="0035d92c"/>
    </style:style>
    <style:style style:name="P15" style:family="paragraph" style:parent-style-name="Standard">
      <style:paragraph-properties fo:text-align="start" style:justify-single-word="false"/>
      <style:text-properties officeooo:rsid="0032fbef" officeooo:paragraph-rsid="0032fbef"/>
    </style:style>
    <style:style style:name="P16" style:family="paragraph" style:parent-style-name="Standard">
      <style:paragraph-properties fo:text-align="start" style:justify-single-word="false"/>
      <style:text-properties officeooo:rsid="0037baf1" officeooo:paragraph-rsid="0037baf1"/>
    </style:style>
    <style:style style:name="P17" style:family="paragraph" style:parent-style-name="Standard">
      <style:paragraph-properties fo:text-align="start" style:justify-single-word="false"/>
      <style:text-properties style:font-name="Liberation Serif1" officeooo:rsid="0035ffe7" officeooo:paragraph-rsid="0035d92c"/>
    </style:style>
    <style:style style:name="P18" style:family="paragraph" style:parent-style-name="Standard">
      <style:paragraph-properties fo:text-align="start" style:justify-single-word="false"/>
      <style:text-properties style:font-name="Liberation Serif1" officeooo:rsid="0037baf1" officeooo:paragraph-rsid="0037baf1"/>
    </style:style>
    <style:style style:name="P19" style:family="paragraph" style:parent-style-name="Standard">
      <style:paragraph-properties fo:text-align="start" style:justify-single-word="false"/>
      <style:text-properties officeooo:rsid="00311743" officeooo:paragraph-rsid="003e3727"/>
    </style:style>
    <style:style style:name="P20" style:family="paragraph" style:parent-style-name="Standard">
      <style:paragraph-properties fo:text-align="start" style:justify-single-word="false"/>
      <style:text-properties officeooo:rsid="0035d92c" officeooo:paragraph-rsid="0035d92c"/>
    </style:style>
    <style:style style:name="P21" style:family="paragraph" style:parent-style-name="Standard">
      <style:paragraph-properties fo:text-align="start" style:justify-single-word="false"/>
      <style:text-properties officeooo:rsid="003e3727" officeooo:paragraph-rsid="003e3727"/>
    </style:style>
    <style:style style:name="T1" style:family="text">
      <style:text-properties officeooo:rsid="001feefc"/>
    </style:style>
    <style:style style:name="T2" style:family="text">
      <style:text-properties officeooo:rsid="002e98e0"/>
    </style:style>
    <style:style style:name="T3" style:family="text">
      <style:text-properties officeooo:rsid="00311743"/>
    </style:style>
    <style:style style:name="T4" style:family="text">
      <style:text-properties style:text-position="super 58%" officeooo:rsid="00311743"/>
    </style:style>
    <style:style style:name="T5" style:family="text">
      <style:text-properties officeooo:rsid="0031a1cb"/>
    </style:style>
    <style:style style:name="T6" style:family="text">
      <style:text-properties officeooo:rsid="0031b61e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32fbef"/>
    </style:style>
    <style:style style:name="T9" style:family="text">
      <style:text-properties style:font-name="Liberation Serif1" officeooo:rsid="0035ffe7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32fbef"/>
    </style:style>
    <style:style style:name="T12" style:family="text">
      <style:text-properties style:font-name="Liberation Serif" officeooo:rsid="00346345"/>
    </style:style>
    <style:style style:name="T13" style:family="text">
      <style:text-properties style:font-name="Liberation Serif" officeooo:rsid="0035d92c"/>
    </style:style>
    <style:style style:name="T14" style:family="text">
      <style:text-properties style:font-name="Liberation Serif" officeooo:rsid="0035ffe7"/>
    </style:style>
    <style:style style:name="T15" style:family="text">
      <style:text-properties style:font-name="Liberation Serif" officeooo:rsid="003b1b24"/>
    </style:style>
    <style:style style:name="T16" style:family="text">
      <style:text-properties style:font-name="Liberation Serif" officeooo:rsid="003c6789"/>
    </style:style>
    <style:style style:name="T17" style:family="text">
      <style:text-properties style:font-name="Liberation Serif" officeooo:rsid="003f03d0"/>
    </style:style>
    <style:style style:name="T18" style:family="text">
      <style:text-properties officeooo:rsid="0035d92c"/>
    </style:style>
    <style:style style:name="T19" style:family="text">
      <style:text-properties officeooo:rsid="003b1b24"/>
    </style:style>
    <style:style style:name="T20" style:family="text">
      <style:text-properties officeooo:rsid="003c6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9</text:span>:</text:p>
      <text:p text:style-name="P6">Latent Heat of Vaporization</text:p>
      <text:p text:style-name="P2"/>
      <text:p text:style-name="P4">Background: </text:p>
      <text:p text:style-name="P8">In order for a material to change phases, energy must be added to the material. <text:s/>This energy is called the Latent Heat. <text:s/>In this experiment, the Latent Heat of Vaporization is determined for Water. <text:s/><text:span text:style-name="T3">It is compared to the standard value of 2.26 x 10</text:span><text:span text:style-name="T4">6</text:span><text:span text:style-name="T3"> J/kg. <text:s/></text:span></text:p>
      <text:p text:style-name="P7"/>
      <text:p text:style-name="P3">Materials you will need:</text:p>
      <text:p text:style-name="P9">Hot Plate</text:p>
      <text:p text:style-name="P19">Thermometer</text:p>
      <text:p text:style-name="P19"><text:span text:style-name="T19">Stopwatch</text:span></text:p>
      <text:p text:style-name="P9">Pyrex or other heat-resistant <text:span text:style-name="T19">Erlenmeyer flask.</text:span></text:p>
      <text:p text:style-name="P9">Water</text:p>
      <text:p text:style-name="P14">Forceps</text:p>
      <text:p text:style-name="P21">Watch Glass</text:p>
      <text:p text:style-name="P9"/>
      <text:p text:style-name="P9"/>
      <text:p text:style-name="P5"><text:span text:style-name="T1">Instructions</text:span>:</text:p>
      <text:p text:style-name="P9">Turn on the hot plate to <text:span text:style-name="T19">h</text:span>igh heat. <text:s/>Allow the hot plate to <text:span text:style-name="T5">pre-heat for about 5 minutes.</text:span></text:p>
      <text:p text:style-name="P9"/>
      <text:p text:style-name="P10">While the hot plate is heating, measure the mass of the empty <text:span text:style-name="T19">flask</text:span>. <text:s/>Then, pour 200 mL of water into the flask, and measure the total mass of the water and flask. <text:s/>Calculate the mass of the water. <text:s/>(Pure water should be 200g. <text:s/>Tap water has dissolved minerals in it, and thus <text:span text:style-name="T18">may</text:span> have a slightly greater mass.) <text:s text:c="2"/><text:span text:style-name="T6">Record the initial temperature of the water using a thermometer. <text:s/></text:span></text:p>
      <text:p text:style-name="P10"/>
      <text:p text:style-name="P11">After the hot-plate has been pre-heated, place the flask on the hot-plate. <text:s/>Put the thermometer into the water, and leave it immersed for the duration of the experiment. <text:s/><text:span text:style-name="T20">Place a watch-glass over the top of the flask to minimize evaporative losses of the water before it begins to boil. <text:s/>When the temperature reaches 40</text:span><text:span text:style-name="T8">º</text:span><text:span text:style-name="T11">C, start the timer. <text:s/>Stop the timer when the temperature reaches </text:span><text:span text:style-name="T15">8</text:span><text:span text:style-name="T11">0</text:span><text:span text:style-name="T8">º</text:span><text:span text:style-name="T11">C. <text:s/>This will be used later to determine the energy entering the water per unit time. <text:s/></text:span></text:p>
      <text:p text:style-name="P12"/>
      <text:p text:style-name="P15"><text:span text:style-name="T10">When the water </text:span><text:span text:style-name="T16">temperature stab</text:span><text:span text:style-name="T17">i</text:span><text:span text:style-name="T16">lizes, and the </text:span><text:span text:style-name="T10">begins to boil (In El Paso, this will likely be around 9</text:span><text:span text:style-name="T16">8</text:span><text:span text:style-name="T7">º</text:span><text:span text:style-name="T10">C, depending on atmospheric pressure and other factors), </text:span><text:span text:style-name="T16">remove the watch glass from the top of the flask and </text:span><text:span text:style-name="T12">start the timer again. <text:s/></text:span><text:span text:style-name="T13">Allow the water to boil for </text:span><text:span text:style-name="T16">5</text:span><text:span text:style-name="T13"> minutes. <text:s/>Using forceps or an oven mitt, remove the flask from the hot plate, and measure the new mass of the flask and water. <text:s/>Calculate the mass of the water remaining, and the change in mass of the water.</text:span></text:p>
      <text:p text:style-name="P13"/>
      <text:p text:style-name="P14"><text:span text:style-name="T14">Use</text:span><text:span text:style-name="T10"> Q = mc</text:span><text:span text:style-name="T7">ΔT </text:span><text:span text:style-name="T9">and P = E/T to calculate the Power (rate that energy is transferred into the water) of the hot-plate.</text:span></text:p>
      <text:p text:style-name="P17"/>
      <text:p text:style-name="P16"><text:span text:style-name="T9">C</text:span><text:span text:style-name="T7">alculate the amount of energy that was transferred during the 5 minutes the water was boiling.</text:span></text:p>
      <text:p text:style-name="P18"/>
      <text:p text:style-name="P18">Calculate the Latent Heat of Vaporization for water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1-30T08:18:37.950953037</dc:date>
    <meta:editing-duration>PT1H55M53S</meta:editing-duration>
    <meta:editing-cycles>50</meta:editing-cycles>
    <meta:generator>LibreOffice/4.3.7.2$Linux_X86_64 LibreOffice_project/430$Build-2</meta:generator>
    <meta:print-date>2017-01-30T08:14:28.841854961</meta:print-date>
    <meta:document-statistic meta:table-count="0" meta:image-count="0" meta:object-count="0" meta:page-count="1" meta:paragraph-count="20" meta:word-count="372" meta:character-count="2126" meta:non-whitespace-character-count="1749"/>
  </office:meta>
</office:document-meta>
</file>